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200000071BCCABE510C0FF44C.png" manifest:media-type="image/png"/>
  <manifest:file-entry manifest:full-path="Pictures/10000201000003C4000000D84398114D2922CC20.png" manifest:media-type="image/png"/>
  <manifest:file-entry manifest:full-path="Pictures/100002010000026C0000008A2C48555A25257C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31cm" svg:y="-0.711cm" svg:width="17cm" svg:height="3.808cm" draw:z-index="0"><draw:image xlink:href="Pictures/10000201000003C4000000D84398114D2922CC20.png" xlink:type="simple" xlink:show="embed" xlink:actuate="onLoad" loext:mime-type="image/png"/></draw:frame><draw:frame draw:style-name="fr1" draw:name="Image2" text:anchor-type="paragraph" svg:x="-0.231cm" svg:y="4.154cm" svg:width="16.404cm" svg:height="3.651cm" draw:z-index="1"><draw:image xlink:href="Pictures/100002010000026C0000008A2C48555A25257C54.png" xlink:type="simple" xlink:show="embed" xlink:actuate="onLoad" loext:mime-type="image/png"/></draw:frame><draw:frame draw:style-name="fr1" draw:name="Image3" text:anchor-type="paragraph" svg:x="-0.159cm" svg:y="8.52cm" svg:width="17cm" svg:height="1.997cm" draw:z-index="2"><draw:image xlink:href="Pictures/10000201000003C200000071BCCABE510C0FF4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5:42:24.237411367</meta:creation-date>
    <dc:date>2020-03-05T05:48:05.193535882</dc:date>
    <meta:editing-duration>PT5M4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